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BCFAFCC652C0272.png" manifest:media-type="image/png"/>
  <manifest:file-entry manifest:full-path="Pictures/100000000000000800000008300077BFD20D3896.png" manifest:media-type="image/png"/>
  <manifest:file-entry manifest:full-path="Pictures/100000000000005E0000005EE2E81F6B168B6886.jpg" manifest:media-type="image/jpeg"/>
  <manifest:file-entry manifest:full-path="Pictures/100000000000020000000200E6DFCE4C253FCD04.jpg" manifest:media-type="image/jpeg"/>
  <manifest:file-entry manifest:full-path="Pictures/10000201000001B0000000409D5678CFF758F8DB.png" manifest:media-type="image/png"/>
  <manifest:file-entry manifest:full-path="Pictures/100000000000000800000008437CD2DF71E0534E.png" manifest:media-type="image/png"/>
  <manifest:file-entry manifest:full-path="Pictures/100000000000000800000008D569DFA3C7541FBC.png" manifest:media-type="image/png"/>
  <manifest:file-entry manifest:full-path="Pictures/100000000000000800000008D65121279EDCA62F.png" manifest:media-type="image/png"/>
  <manifest:file-entry manifest:full-path="Pictures/10000000000002000000020065BEFE37CCD98E2F.jpg" manifest:media-type="image/jpeg"/>
  <manifest:file-entry manifest:full-path="Pictures/100000000000000800000008F3B29CD4B77971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518cm" fo:min-width="2.33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8f2a1" draw:textarea-horizontal-align="justify" draw:textarea-vertical-align="middle" draw:auto-grow-height="false" fo:min-height="2.048cm" fo:min-width="4.09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2.048cm" fo:min-width="4.27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2a6099" draw:textarea-horizontal-align="justify" draw:textarea-vertical-align="middle" draw:auto-grow-height="false" fo:min-height="2.25cm" fo:min-width="4.2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2.25cm" fo:min-width="4.25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draw:marker-start="Arrowheads_20_1" draw:marker-start-width="0.4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="Arrowheads_20_3" draw:marker-start-width="0.4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1cm" draw:marker-end="Arrowheads_20_1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="Arrowheads_20_14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="Arrowheads_20_1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svg:stroke-width="0.081cm" draw:marker-start-width="0.321cm" draw:marker-end="Arrowheads_20_16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="Arrowheads_20_18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="Arrowheads_20_19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="Arrowheads_20_20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Arrowheads_20_2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3465a4" draw:textarea-horizontal-align="justify" draw:textarea-vertical-align="middle" draw:auto-grow-height="false" fo:min-height="3cm" fo:min-width="5.5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e8f2a1" draw:textarea-horizontal-align="justify" draw:textarea-vertical-align="middle" draw:auto-grow-height="false" fo:min-height="2.58cm" fo:min-width="4.804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2.58cm" fo:min-width="4.804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ffbf00" draw:textarea-horizontal-align="justify" draw:textarea-vertical-align="middle" draw:auto-grow-height="false" fo:min-height="3cm" fo:min-width="5.5cm" fo:padding-top="0.165cm" fo:padding-bottom="0.165cm" fo:padding-left="0.29cm" fo:padding-right="0.29cm"/>
      <style:paragraph-properties style:writing-mode="lr-tb"/>
    </style:style>
    <style:style style:name="gr21" style:family="graphic" style:parent-style-name="objectwithoutfill">
      <style:graphic-properties svg:stroke-width="0.081cm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draw:marker-start-width="0.321cm" draw:marker-end="Arrowheads_20_23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draw:marker-start="Arrowheads_20_24" draw:marker-start-width="0.421cm" draw:marker-end="Arrowheads_20_2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5" style:family="graphic" style:parent-style-name="objectwithoutfill">
      <style:graphic-properties svg:stroke-width="0.081cm" draw:marker-start="Arrowheads_20_26" draw:marker-start-width="0.421cm" draw:marker-end="Arrowheads_20_27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draw:marker-start-width="0.3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draw:marker-start-width="0.321cm" draw:marker-end-width="0.321cm" draw:fill-color="#e0c2cd" draw:textarea-horizontal-align="justify" draw:textarea-vertical-align="middle" draw:auto-grow-height="false" fo:min-height="2.58cm" fo:min-width="4.804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2.5cm" fo:min-width="4.5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withoutfill">
      <style:graphic-properties svg:stroke-width="0.081cm" draw:marker-start-width="0.321cm" draw:marker-end="Arrowheads_20_22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svg:stroke-width="0.081cm" draw:marker-start-width="0.321cm" draw:marker-end="Arrowheads_20_2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svg:stroke-width="0.081cm" draw:marker-start-width="0.321cm" draw:marker-end="Arrowheads_20_30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8f2a1"/>
      <style:paragraph-properties fo:text-align="center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-color="#2a6099"/>
      <style:paragraph-properties fo:text-align="center"/>
      <style:text-properties fo:color="#ffffff" loext:opacity="100%"/>
    </style:style>
    <style:style style:name="P5" style:family="paragraph">
      <style:paragraph-properties fo:text-align="center"/>
      <style:text-properties fo:color="#666666" loext:opacity="100%" fo:font-size="16pt" style:font-size-asian="16pt" style:font-size-complex="16pt"/>
    </style:style>
    <style:style style:name="P6" style:family="paragraph">
      <loext:graphic-properties draw:fill-color="#ffbf00"/>
      <style:paragraph-properties fo:text-align="center"/>
      <style:text-properties fo:color="#666666" loext:opacity="100%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3465a4"/>
      <style:paragraph-properties fo:text-align="center"/>
      <style:text-properties fo:color="#ffffff" loext:opacity="100%"/>
    </style:style>
    <style:style style:name="P11" style:family="paragraph">
      <loext:graphic-properties draw:fill="solid" draw:fill-color="#e8f2a1"/>
      <style:paragraph-properties fo:text-align="center"/>
    </style:style>
    <style:style style:name="P12" style:family="paragraph">
      <style:paragraph-properties fo:text-align="center"/>
      <style:text-properties fo:color="#808080" loext:opacity="100%"/>
    </style:style>
    <style:style style:name="P13" style:family="paragraph">
      <loext:graphic-properties draw:fill="solid" draw:fill-color="#ffbf00"/>
      <style:paragraph-properties fo:text-align="center"/>
      <style:text-properties fo:color="#808080" loext:opacity="100%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e0c2cd"/>
      <style:paragraph-properties fo:text-align="center"/>
    </style:style>
    <style:style style:name="P18" style:family="paragraph">
      <style:paragraph-properties fo:text-align="center"/>
      <style:text-properties fo:color="#780373" loext:opacity="100%"/>
    </style:style>
    <style:style style:name="P19" style:family="paragraph">
      <loext:graphic-properties draw:fill-color="#e0c2cd"/>
      <style:paragraph-properties fo:text-align="center"/>
      <style:text-properties fo:color="#780373" loext:opacity="100%"/>
    </style:style>
    <style:style style:name="P20" style:family="paragraph">
      <style:paragraph-properties fo:text-align="center"/>
      <style:text-properties fo:color="#666666" loext:opacity="100%"/>
    </style:style>
    <style:style style:name="P21" style:family="paragraph">
      <loext:graphic-properties draw:fill-color="#ffbf00"/>
      <style:paragraph-properties fo:text-align="center"/>
      <style:text-properties fo:color="#666666" loext:opacity="100%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loext:opacity="100%"/>
    </style:style>
    <style:style style:name="T2" style:family="text">
      <style:text-properties fo:color="#666666" loext:opacity="100%"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808080" loext:opacity="100%"/>
    </style:style>
    <style:style style:name="T5" style:family="text">
      <style:text-properties fo:color="#780373" loext:opacity="100%"/>
    </style:style>
    <style:style style:name="T6" style:family="text">
      <style:text-properties fo:color="#666666" loext:opacity="100%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cm" svg:height="2.5cm" svg:x="8.5cm" svg:y="10.75cm">
          <text:p text:style-name="P1">User Ex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6.5cm" svg:height="3.25cm" svg:x="9.734cm" svg:y="5.716cm">
          <text:p text:style-name="P1">Manage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75cm" svg:height="3.25cm" svg:x="11.159cm" svg:y="15.966cm">
          <text:p text:style-name="P1">User 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4.75cm" svg:height="2.5cm" svg:x="2.25cm" svg:y="11cm">
          <text:p text:style-name="P3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4.75cm" svg:height="2.5cm" svg:x="20.75cm" svg:y="2.5cm">
          <text:p text:style-name="P5"><text:span text:style-name="T2">Blog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4.75cm" svg:height="2.5cm" svg:x="21cm" svg:y="5.75cm">
          <text:p text:style-name="P5"><text:span text:style-name="T2">Comments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4.75cm" svg:height="2.5cm" svg:x="21cm" svg:y="10.75cm">
          <text:p text:style-name="P5"><text:span text:style-name="T2">Profile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4.75cm" svg:height="2.5cm" svg:x="21cm" svg:y="15cm">
          <text:p text:style-name="P5"><text:span text:style-name="T2">User Tabl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685cm" svg:y1="8.49cm" svg:x2="10.5cm" svg:y2="10.75cm" draw:start-shape="id1" draw:start-glue-point="7" draw:end-shape="id2" draw:end-glue-point="4" svg:d="M10685 8490l-185 2260" svg:viewBox="0 0 186 2261">
          <text:p/>
        </draw:connector>
        <draw:connector draw:style-name="gr7" draw:text-style-name="P7" draw:layer="layout" draw:type="line" svg:x1="12.984cm" svg:y1="8.966cm" svg:x2="14.534cm" svg:y2="15.966cm" draw:start-shape="id1" draw:start-glue-point="8" draw:end-shape="id3" draw:end-glue-point="4" svg:d="M12984 8966l1550 7000" svg:viewBox="0 0 1551 7001">
          <text:p/>
        </draw:connector>
        <draw:connector draw:style-name="gr8" draw:text-style-name="P9" draw:layer="layout" draw:type="line" svg:x1="20.75cm" svg:y1="3.75cm" svg:x2="12.984cm" svg:y2="5.716cm" draw:start-shape="id4" draw:start-glue-point="3" draw:end-shape="id1" draw:end-glue-point="4" svg:d="M20750 3750l-7766 1966" svg:viewBox="0 0 7767 1967">
          <text:p text:style-name="P8"><text:span text:style-name="T3">retrieve</text:span></text:p>
        </draw:connector>
        <draw:connector draw:style-name="gr9" draw:text-style-name="P9" draw:layer="layout" draw:type="line" svg:x1="21cm" svg:y1="7cm" svg:x2="15.283cm" svg:y2="6.192cm" draw:start-shape="id5" draw:start-glue-point="3" draw:end-shape="id1" draw:end-glue-point="11" svg:d="M21000 7000l-5717-808" svg:viewBox="0 0 5718 809">
          <text:p text:style-name="P8"><text:span text:style-name="T3">retrieve</text:span></text:p>
        </draw:connector>
        <draw:connector draw:style-name="gr10" draw:text-style-name="P9" draw:layer="layout" draw:type="line" svg:x1="21cm" svg:y1="12cm" svg:x2="16.234cm" svg:y2="7.341cm" draw:start-shape="id6" draw:end-shape="id1" draw:end-glue-point="10" svg:d="M21000 12000l-4766-4659" svg:viewBox="0 0 4767 4660">
          <text:p text:style-name="P8"><text:span text:style-name="T3">retrieve</text:span></text:p>
        </draw:connector>
        <draw:connector draw:style-name="gr11" draw:text-style-name="P9" draw:layer="layout" draw:type="line" svg:x1="21cm" svg:y1="16.25cm" svg:x2="15.283cm" svg:y2="8.49cm" draw:start-shape="id7" draw:start-glue-point="3" draw:end-shape="id1" draw:end-glue-point="9" svg:d="M21000 16250l-5717-7760" svg:viewBox="0 0 5718 7761">
          <text:p text:style-name="P8"><text:span text:style-name="T3">Save and </text:span></text:p>
          <text:p text:style-name="P8"><text:span text:style-name="T3">update</text:span></text:p>
        </draw:connector>
        <draw:connector draw:style-name="gr12" draw:text-style-name="P7" draw:layer="layout" draw:type="line" svg:x1="8.5cm" svg:y1="12cm" svg:x2="7cm" svg:y2="12.25cm" draw:start-shape="id2" draw:start-glue-point="6" draw:end-shape="id8" draw:end-glue-point="1" svg:d="M8500 12000l-1500 250" svg:viewBox="0 0 1501 251">
          <text:p/>
        </draw:connector>
        <draw:connector draw:style-name="gr13" draw:text-style-name="P9" draw:layer="layout" draw:type="line" svg:x1="7cm" svg:y1="12.25cm" svg:x2="9.734cm" svg:y2="7.341cm" draw:start-shape="id8" draw:start-glue-point="1" draw:end-shape="id1" draw:end-glue-point="6" svg:d="M7000 12250l2734-4909" svg:viewBox="0 0 2735 4910">
          <text:p text:style-name="P8"><text:span text:style-name="T3">Manage</text:span></text:p>
        </draw:connector>
        <draw:connector draw:style-name="gr14" draw:text-style-name="P9" draw:layer="layout" draw:type="line" svg:x1="7cm" svg:y1="12.25cm" svg:x2="11.159cm" svg:y2="17.591cm" draw:start-shape="id8" draw:start-glue-point="1" draw:end-shape="id3" draw:end-glue-point="6" svg:d="M7000 12250l4159 5341" svg:viewBox="0 0 4160 5342">
          <text:p text:style-name="P8"><text:span text:style-name="T3">Request to</text:span></text:p>
          <text:p text:style-name="P8"><text:span text:style-name="T3">Change</text:span></text:p>
          <text:p text:style-name="P8"><text:span text:style-name="T3">status</text:span></text:p>
        </draw:connector>
        <draw:connector draw:style-name="gr15" draw:text-style-name="P9" draw:layer="layout" draw:type="line" svg:x1="11.915cm" svg:y1="12.884cm" svg:x2="21cm" svg:y2="16.25cm" draw:start-shape="id2" draw:start-glue-point="9" draw:end-shape="id7" draw:end-glue-point="3" svg:d="M11915 12884l9085 3366" svg:viewBox="0 0 9086 3367">
          <text:p text:style-name="P8"><text:span text:style-name="T3">Save and</text:span></text:p>
          <text:p text:style-name="P8"><text:span text:style-name="T3">Update</text:span></text:p>
        </draw:connector>
        <draw:connector draw:style-name="gr16" draw:text-style-name="P9" draw:layer="layout" draw:type="line" svg:x1="17.909cm" svg:y1="17.591cm" svg:x2="21cm" svg:y2="16.25cm" draw:start-shape="id3" draw:start-glue-point="10" draw:end-shape="id7" draw:end-glue-point="3" svg:d="M17909 17591l3091-1341" svg:viewBox="0 0 3092 1342">
          <text:p text:style-name="P8"><text:span text:style-name="T3">update</text:span></text:p>
        </draw:connector>
      </draw:page>
      <draw:page draw:name="page2" draw:style-name="dp1" draw:master-page-name="Default">
        <draw:custom-shape draw:style-name="gr17" draw:text-style-name="P10" xml:id="id9" draw:id="id9" draw:layer="layout" svg:width="6cm" svg:height="3.25cm" svg:x="2cm" svg:y="9.25cm">
          <text:p text:style-name="P3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10" draw:id="id10" draw:layer="layout" svg:width="7.5cm" svg:height="4cm" svg:x="10cm" svg:y="2.5cm">
          <text:p text:style-name="P1">Select images and </text:p>
          <text:p text:style-name="P1">add 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1" draw:id="id11" draw:layer="layout" svg:width="7.5cm" svg:height="4cm" svg:x="11.25cm" svg:y="13.25cm">
          <text:p text:style-name="P1">Post In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xml:id="id12" draw:id="id12" draw:layer="layout" svg:width="6cm" svg:height="3.25cm" svg:x="19.75cm" svg:y="8.25cm">
          <text:p text:style-name="P12"><text:span text:style-name="T4">User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type="line" svg:x1="5cm" svg:y1="9.25cm" svg:x2="10cm" svg:y2="4.5cm" draw:start-shape="id9" draw:start-glue-point="0" draw:end-shape="id10" draw:end-glue-point="6" svg:d="M5000 9250l5000-4750" svg:viewBox="0 0 5001 4751">
          <text:p/>
        </draw:connector>
        <draw:connector draw:style-name="gr22" draw:text-style-name="P7" draw:layer="layout" draw:type="line" svg:x1="13.75cm" svg:y1="6.5cm" svg:x2="15cm" svg:y2="13.25cm" draw:start-shape="id10" draw:start-glue-point="8" draw:end-shape="id11" draw:end-glue-point="4" svg:d="M13750 6500l1250 6750" svg:viewBox="0 0 1251 6751">
          <text:p/>
        </draw:connector>
        <draw:connector draw:style-name="gr23" draw:text-style-name="P7" draw:layer="layout" draw:type="line" svg:x1="17.652cm" svg:y1="13.835cm" svg:x2="19.75cm" svg:y2="9.875cm" draw:start-shape="id11" draw:start-glue-point="11" draw:end-shape="id12" draw:end-glue-point="3" svg:d="M17652 13835l2098-3960" svg:viewBox="0 0 2099 3961">
          <text:p text:style-name="P1">response</text:p>
        </draw:connector>
        <draw:frame draw:style-name="gr24" draw:text-style-name="P14" xml:id="id14" draw:id="id14" draw:layer="layout" svg:width="7.936cm" svg:height="2.75cm" svg:x="3cm" svg:y="17.5cm">
          <draw:text-box>
            <text:p>-----Admin database ------</text:p>
          </draw:text-box>
        </draw:frame>
        <draw:frame draw:style-name="gr24" draw:text-style-name="P16" xml:id="id13" draw:id="id13" draw:layer="layout" svg:width="7.936cm" svg:height="2.75cm" svg:x="18.5cm" svg:y="2.25cm">
          <draw:text-box>
            <text:p text:style-name="P15"><text:s text:c="9"/>Images</text:p>
            <text:p>-----------------------</text:p>
            <text:p>-----------------------</text:p>
          </draw:text-box>
        </draw:frame>
        <draw:connector draw:style-name="gr25" draw:text-style-name="P7" draw:layer="layout" draw:type="line" svg:x1="17.5cm" svg:y1="4.5cm" svg:x2="18.5cm" svg:y2="3.625cm" draw:start-shape="id10" draw:start-glue-point="10" draw:end-shape="id13" draw:end-glue-point="3" svg:d="M17500 4500l1000-875" svg:viewBox="0 0 1001 876">
          <text:p/>
        </draw:connector>
        <draw:connector draw:style-name="gr26" draw:text-style-name="P7" draw:layer="layout" draw:type="line" svg:x1="11.25cm" svg:y1="15.25cm" svg:x2="6.968cm" svg:y2="17.5cm" draw:start-shape="id11" draw:start-glue-point="6" draw:end-shape="id14" draw:end-glue-point="0" svg:d="M11250 15250l-4282 2250" svg:viewBox="0 0 4283 2251">
          <text:p/>
        </draw:connector>
      </draw:page>
      <draw:page draw:name="page3" draw:style-name="dp1" draw:master-page-name="Default">
        <draw:custom-shape draw:style-name="gr17" draw:text-style-name="P10" xml:id="id15" draw:id="id15" draw:layer="layout" svg:width="6cm" svg:height="3.25cm" svg:x="2.5cm" svg:y="9.25cm">
          <text:p text:style-name="P3"><text:span text:style-name="T1">Admin/Us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6" draw:id="id16" draw:layer="layout" svg:width="7.5cm" svg:height="4cm" svg:x="10cm" svg:y="2.5cm">
          <text:p text:style-name="P1"><text:span text:style-name="T5">Login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7" draw:id="id17" draw:layer="layout" svg:width="7.5cm" svg:height="4cm" svg:x="16.25cm" svg:y="12cm">
          <text:p text:style-name="P18"><text:span text:style-name="T5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xml:id="id18" draw:id="id18" draw:layer="layout" svg:width="5cm" svg:height="2.75cm" svg:x="21.5cm" svg:y="2.25cm">
          <text:p text:style-name="P20"><text:span text:style-name="T6">User-Register</text:span></text:p>
          <draw:enhanced-geometry svg:viewBox="0 0 21600 21600" draw:type="rectangle" draw:enhanced-path="M 0 0 L 21600 0 21600 21600 0 21600 0 0 Z N"/>
        </draw:custom-shape>
        <draw:connector draw:style-name="gr29" draw:text-style-name="P23" draw:layer="layout" draw:type="line" svg:x1="5.5cm" svg:y1="9.25cm" svg:x2="10cm" svg:y2="4.5cm" draw:start-shape="id15" draw:start-glue-point="0" draw:end-shape="id16" draw:end-glue-point="6" svg:d="M5500 9250l4500-4750" svg:viewBox="0 0 4501 4751">
          <text:p text:style-name="P22"><text:span text:style-name="T7">Username</text:span></text:p>
          <text:p text:style-name="P22"><text:span text:style-name="T7">And </text:span></text:p>
          <text:p text:style-name="P22"><text:span text:style-name="T7">Password</text:span></text:p>
        </draw:connector>
        <draw:connector draw:style-name="gr30" draw:text-style-name="P23" draw:layer="layout" draw:type="line" svg:x1="13.75cm" svg:y1="6.5cm" svg:x2="20cm" svg:y2="12cm" draw:start-shape="id16" draw:start-glue-point="8" draw:end-shape="id17" draw:end-glue-point="4" svg:d="M13750 6500l6250 5500" svg:viewBox="0 0 6251 5501">
          <text:p text:style-name="P22"><text:span text:style-name="T7">Successful login</text:span></text:p>
          <text:p text:style-name="P22"><text:span text:style-name="T7">To system</text:span></text:p>
        </draw:connector>
        <draw:connector draw:style-name="gr31" draw:text-style-name="P23" draw:layer="layout" draw:type="line" svg:x1="21.5cm" svg:y1="3.625cm" svg:x2="16.402cm" svg:y2="3.085cm" draw:start-shape="id18" draw:start-glue-point="3" draw:end-shape="id16" draw:end-glue-point="11" svg:d="M21500 3625l-5098-540" svg:viewBox="0 0 5099 541">
          <text:p text:style-name="P22"><text:span text:style-name="T7">Retrieve </text:span></text:p>
          <text:p text:style-name="P22"><text:span text:style-name="T7">information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1_0_20_Percent" draw:display-name="10 Percent" xlink:href="Pictures/100000000000000800000008F3B29CD4B77971F0.png" xlink:type="simple" xlink:show="embed" xlink:actuate="onLoad"/>
    <draw:fill-image draw:name="_32_0_20_Percent" draw:display-name="20 Percent" xlink:href="Pictures/100000000000000800000008D65121279EDCA62F.png" xlink:type="simple" xlink:show="embed" xlink:actuate="onLoad"/>
    <draw:fill-image draw:name="_35__20_Percent" draw:display-name="5 Percent" xlink:href="Pictures/100000000000000800000008D569DFA3C7541FBC.png" xlink:type="simple" xlink:show="embed" xlink:actuate="onLoad"/>
    <draw:fill-image draw:name="Color_20_Stripes" draw:display-name="Color Stripes" xlink:href="Pictures/10000201000001B0000000409D5678CFF758F8DB.png" xlink:type="simple" xlink:show="embed" xlink:actuate="onLoad"/>
    <draw:fill-image draw:name="Concrete" xlink:href="Pictures/100000000000020000000200E6DFCE4C253FCD04.jpg" xlink:type="simple" xlink:show="embed" xlink:actuate="onLoad"/>
    <draw:fill-image draw:name="Divot" xlink:href="Pictures/100000000000000800000008300077BFD20D3896.png" xlink:type="simple" xlink:show="embed" xlink:actuate="onLoad"/>
    <draw:fill-image draw:name="Dotted_20_Grid" draw:display-name="Dotted Grid" xlink:href="Pictures/100000000000000800000008BBCFAFCC652C0272.png" xlink:type="simple" xlink:show="embed" xlink:actuate="onLoad"/>
    <draw:fill-image draw:name="Ice_20_light" draw:display-name="Ice light" xlink:href="Pictures/100000000000005E0000005EE2E81F6B168B6886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Weave" xlink:href="Pictures/100000000000000800000008437CD2DF71E0534E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30T22:41:28.816822414</meta:creation-date>
    <dc:date>2021-05-30T23:32:24.082836334</dc:date>
    <meta:editing-duration>PT7M42S</meta:editing-duration>
    <meta:editing-cycles>1</meta:editing-cycles>
    <meta:document-statistic meta:object-count="37"/>
    <meta:generator>LibreOffice/7.0.5.2$Linux_X86_64 LibreOffice_project/00$Build-2</meta:generator>
  </office:meta>
</office:document-meta>
</file>